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bb11"/>
    </style:style>
    <style:style style:name="P2" style:family="paragraph" style:parent-style-name="Standard">
      <style:text-properties style:font-name="Calibri" fo:font-style="normal" fo:font-weight="normal" officeooo:rsid="0011735d" officeooo:paragraph-rsid="0011735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Calibri" fo:font-style="normal" fo:font-weight="normal" officeooo:rsid="0012897d" officeooo:paragraph-rsid="0012897d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style:font-name="Calibri" fo:font-style="normal" style:text-underline-style="solid" style:text-underline-width="auto" style:text-underline-color="font-color" fo:font-weight="normal" officeooo:rsid="000bbb11" officeooo:paragraph-rsid="000bbb11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style:font-name="Calibri" fo:font-style="normal" style:text-underline-style="solid" style:text-underline-width="auto" style:text-underline-color="font-color" fo:font-weight="normal" officeooo:rsid="000cbacb" officeooo:paragraph-rsid="000cbacb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style:font-name="Calibri" fo:font-style="normal" style:text-underline-style="solid" style:text-underline-width="auto" style:text-underline-color="font-color" fo:font-weight="normal" officeooo:rsid="000de777" officeooo:paragraph-rsid="000de77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paragraph-rsid="000cbacb"/>
    </style:style>
    <style:style style:name="P8" style:family="paragraph" style:parent-style-name="Standard">
      <style:text-properties officeooo:rsid="000de777" officeooo:paragraph-rsid="000de777"/>
    </style:style>
    <style:style style:name="P9" style:family="paragraph" style:parent-style-name="Standard" style:list-style-name="L2">
      <style:text-properties officeooo:rsid="000de777" officeooo:paragraph-rsid="000de777"/>
    </style:style>
    <style:style style:name="P10" style:family="paragraph" style:parent-style-name="Standard" style:list-style-name="L2">
      <style:text-properties officeooo:rsid="000fc6e0" officeooo:paragraph-rsid="000fc6e0"/>
    </style:style>
    <style:style style:name="P11" style:family="paragraph" style:parent-style-name="Standard">
      <style:text-properties officeooo:rsid="000fc6e0" officeooo:paragraph-rsid="000fc6e0"/>
    </style:style>
    <style:style style:name="P12" style:family="paragraph" style:parent-style-name="Standard">
      <style:text-properties officeooo:paragraph-rsid="0011735d"/>
    </style:style>
    <style:style style:name="T1" style:family="text">
      <style:text-properties style:font-name="Calibri" fo:font-style="italic" fo:font-weight="bold" officeooo:rsid="0008a35b" style:font-style-asian="italic" style:font-weight-asian="bold" style:font-style-complex="italic" style:font-weight-complex="bold"/>
    </style:style>
    <style:style style:name="T2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Calibri" fo:font-style="normal" fo:font-weight="normal" officeooo:rsid="0008a35b" style:font-style-asian="normal" style:font-weight-asian="normal" style:font-style-complex="normal" style:font-weight-complex="normal"/>
    </style:style>
    <style:style style:name="T4" style:family="text">
      <style:text-properties style:font-name="Calibri" fo:font-style="normal" fo:font-weight="normal" officeooo:rsid="000bbb11" style:font-style-asian="normal" style:font-weight-asian="normal" style:font-style-complex="normal" style:font-weight-complex="normal"/>
    </style:style>
    <style:style style:name="T5" style:family="text">
      <style:text-properties style:font-name="Calibri" fo:font-style="normal" fo:font-weight="normal" officeooo:rsid="000cbacb" style:font-style-asian="normal" style:font-weight-asian="normal" style:font-style-complex="normal" style:font-weight-complex="normal"/>
    </style:style>
    <style:style style:name="T6" style:family="text">
      <style:text-properties style:font-name="Calibri" fo:font-style="normal" fo:font-weight="normal" officeooo:rsid="000de777" style:font-style-asian="normal" style:font-weight-asian="normal" style:font-style-complex="normal" style:font-weight-complex="normal"/>
    </style:style>
    <style:style style:name="T7" style:family="text">
      <style:text-properties style:font-name="Calibri" fo:font-style="normal" fo:font-weight="normal" officeooo:rsid="000fc6e0" style:font-style-asian="normal" style:font-weight-asian="normal" style:font-style-complex="normal" style:font-weight-complex="normal"/>
    </style:style>
    <style:style style:name="T8" style:family="text">
      <style:text-properties style:font-name="Calibri" fo:font-style="normal" fo:font-weight="normal" officeooo:rsid="0011735d" style:font-style-asian="normal" style:font-weight-asian="normal" style:font-style-complex="normal" style:font-weight-complex="normal"/>
    </style:style>
    <style:style style:name="T9" style:family="text">
      <style:text-properties style:font-name="Calibri" fo:font-style="normal" fo:font-weight="normal" officeooo:rsid="0011ea7e" style:font-style-asian="normal" style:font-weight-asian="normal" style:font-style-complex="normal" style:font-weight-complex="normal"/>
    </style:style>
    <style:style style:name="T10" style:family="text">
      <style:text-properties style:font-name="Calibri" fo:font-style="normal" fo:font-weight="normal" officeooo:rsid="0012897d" style:font-style-asian="normal" style:font-weight-asian="normal" style:font-style-complex="normal" style:font-weight-complex="normal"/>
    </style:style>
    <style:style style:name="T11" style:family="text">
      <style:text-properties officeooo:rsid="000cbacb"/>
    </style:style>
    <style:style style:name="T12" style:family="text">
      <style:text-properties officeooo:rsid="00133b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oposte nome: </text:span><text:span text:style-name="T3">S</text:span><text:span text:style-name="T4">t</text:span><text:span text:style-name="T3">udy </text:span><text:span text:style-name="T4">F</text:span><text:span text:style-name="T3">ellas.</text:span></text:p>
      <text:p text:style-name="Standard"><text:span text:style-name="T3"/></text:p>
      <text:p text:style-name="P7"><text:span text:style-name="T3">L’</text:span><text:span text:style-name="T4">obiettivo del sito web è quello di aiutare lo studente a formare o cercare un gruppo studio dedicato all’esame che sta preparando fornendo una piattaforma non adibita esclusivamente alla ricerca di persone. </text:span><text:span text:style-name="T5">Per ogni gruppo sarà presente una bacheca dove si forniscono funzionalità per gli utenti del gruppo.<text:line-break/></text:span><text:span text:style-name="T6">Si vuole simulare che il servizio è fornito direttamente da un’università quindi si fa login con account istituzionale e si ha accesso ai DB dell’università.</text:span><text:span text:style-name="T4"><text:line-break/></text:span></text:p>
      <text:p text:style-name="P7"><text:span text:style-name="T4">I servizi che si vorrebbe fornire all’utente sono:</text:span></text:p>
      <text:list xml:id="list3454836934" text:style-name="L1">
        <text:list-item>
          <text:p text:style-name="P4">Condivisione di file <text:span text:style-name="T11">direttamente sulla bacheca del gruppo</text:span></text:p>
        </text:list-item>
        <text:list-item>
          <text:p text:style-name="P5">Ricerca del gruppo studio per il nome dell’esame, eventualmente professore, e provincia</text:p>
        </text:list-item>
        <text:list-item>
          <text:p text:style-name="P6">Sulla bacheca del gruppo si vuole fornire un calendario per mostrare gli incontri fissati dal leader</text:p>
        </text:list-item>
      </text:list>
      <text:p text:style-name="P1"><text:span text:style-name="T4"/></text:p>
      <text:p text:style-name="P11"><text:span text:style-name="T4">N</text:span><text:span text:style-name="T2">on potranno esistere utenti non registrati essendo un servizio fornito dall’università, potranno essere solo studenti loggati con account istituzionale.</text:span></text:p>
      <text:p text:style-name="P11"><text:span text:style-name="T2"/></text:p>
      <text:p text:style-name="P11"><text:span text:style-name="T2">Ogni utente avrà la sua pagina personale sul</text:span><text:span text:style-name="T10">la</text:span><text:span text:style-name="T2"> quale potrà inserire una foto, una descrizione di se stesso e ciò che studia in modo da poter far valutare al leader del gruppo se accettare o meno l’ingresso dell’utente.</text:span></text:p>
      <text:p text:style-name="P12"><text:span text:style-name="T8"><text:line-break/>Ogni utente potrà cercare tramite la searchbar con i campi descritti sopra i gruppi disponibili per quella materia, professore e provincia e tali devono essere mostrati come lista. Tale lista riporta i membri del gruppo specificando il leader ed una breve descrizione.<text:line-break/><text:line-break/></text:span><text:span text:style-name="T9">Ogni utente potrà decidere di creare un gruppo inserendo la materia del gruppo, professore che tiene l’esame e numero di membri che si vogliono al massimo nel gruppo (massimo numero 6). Il capo del gruppo non deve poter trovare il suo gruppo nella ricerca.</text:span></text:p>
      <text:p text:style-name="P2"/>
      <text:p text:style-name="P3">Un utente che è leader di un gruppo può accedere ad altri gruppi come utente normale. <text:span text:style-name="T12">Riguardo al gruppo in cui è leader deve poter cacciare un utente dal gruppo.</text:span></text:p>
      <text:p text:style-name="P3"/>
      <text:p text:style-name="P3">L’amministratore di sistema può eliminare gruppi, modificare il profilo utente e bannare chi si comporta in modo scorretto. Inoltre può visualizzare tutti i gruppi e ciò che vi è contenuto senza dovervi accedere.</text:p>
      <text:p text:style-name="P1"><text:span text:style-name="T4"/></text:p>
      <text:p text:style-name="P8"><text:span text:style-name="T4">A</text:span><text:span text:style-name="T2">PI Rest probabili da adottare:</text:span></text:p>
      <text:list xml:id="list220841839" text:style-name="L2">
        <text:list-item>
          <text:p text:style-name="P9"><text:span text:style-name="T2">Google Classroom</text:span></text:p>
        </text:list-item>
        <text:list-item>
          <text:p text:style-name="P9"><text:span text:style-name="T2">Google Maps</text:span></text:p>
        </text:list-item>
        <text:list-item>
          <text:p text:style-name="P9"><text:span text:style-name="T2">Login </text:span><text:span text:style-name="T7">G</text:span><text:span text:style-name="T2">oogle</text:span></text:p>
        </text:list-item>
        <text:list-item>
          <text:p text:style-name="P10"><text:span text:style-name="T2">Google Calenda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29cm" fo:margin-bottom="0.229cm" fo:margin-left="0.199cm" fo:margin-right="0.2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17:10:58.366000000</meta:creation-date>
    <meta:generator>LibreOffice/7.0.1.2$Windows_X86_64 LibreOffice_project/7cbcfc562f6eb6708b5ff7d7397325de9e764452</meta:generator>
    <dc:date>2021-04-06T18:52:48.125000000</dc:date>
    <meta:editing-duration>PT31M46S</meta:editing-duration>
    <meta:editing-cycles>5</meta:editing-cycles>
    <meta:document-statistic meta:table-count="0" meta:image-count="0" meta:object-count="0" meta:page-count="1" meta:paragraph-count="16" meta:word-count="347" meta:character-count="2155" meta:non-whitespace-character-count="1828"/>
  </office:meta>
</office:document-meta>
</file>